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28938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20 kWh</text:p>
          </table:table-cell>
          <table:table-cell office:value-type="float" office:value="652.32" calcext:value-type="float">
            <text:p>652.32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3.92" calcext:value-type="float">
            <text:p>3.92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44.55" calcext:value-type="float">
            <text:p>-344.55</text:p>
          </table:table-cell>
          <table:table-cell office:value-type="string" calcext:value-type="string">
            <text:p>T-0</text:p>
          </table:table-cell>
          <table:table-cell office:value-type="float" office:value="396.16" calcext:value-type="float">
            <text:p>396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42 kWh</text:p>
          </table:table-cell>
          <table:table-cell office:value-type="float" office:value="819.64" calcext:value-type="float">
            <text:p>819.64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4.71" calcext:value-type="float">
            <text:p>4.71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32.91" calcext:value-type="float">
            <text:p>-432.91</text:p>
          </table:table-cell>
          <table:table-cell office:value-type="string" calcext:value-type="string">
            <text:p>T-0</text:p>
          </table:table-cell>
          <table:table-cell office:value-type="float" office:value="475.59" calcext:value-type="float">
            <text:p>475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.94" calcext:value-type="float">
            <text:p>3.94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7 kWh</text:p>
          </table:table-cell>
          <table:table-cell office:value-type="float" office:value="854.64" calcext:value-type="float">
            <text:p>854.64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4.87" calcext:value-type="float">
            <text:p>4.87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51.41" calcext:value-type="float">
            <text:p>-451.41</text:p>
          </table:table-cell>
          <table:table-cell office:value-type="string" calcext:value-type="string">
            <text:p>T-0</text:p>
          </table:table-cell>
          <table:table-cell office:value-type="float" office:value="495.85" calcext:value-type="float">
            <text:p>495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36 kWh</text:p>
          </table:table-cell>
          <table:table-cell office:value-type="float" office:value="766.85" calcext:value-type="float">
            <text:p>766.85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4.45" calcext:value-type="float">
            <text:p>4.45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05.04" calcext:value-type="float">
            <text:p>-405.04</text:p>
          </table:table-cell>
          <table:table-cell office:value-type="string" calcext:value-type="string">
            <text:p>T-0</text:p>
          </table:table-cell>
          <table:table-cell office:value-type="float" office:value="449.72" calcext:value-type="float">
            <text:p>449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29 kWh</text:p>
          </table:table-cell>
          <table:table-cell office:value-type="float" office:value="710.43" calcext:value-type="float">
            <text:p>710.43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4.18" calcext:value-type="float">
            <text:p>4.18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75.24" calcext:value-type="float">
            <text:p>-375.24</text:p>
          </table:table-cell>
          <table:table-cell office:value-type="string" calcext:value-type="string">
            <text:p>T-0</text:p>
          </table:table-cell>
          <table:table-cell office:value-type="float" office:value="422.5" calcext:value-type="float">
            <text:p>422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28 kWh</text:p>
          </table:table-cell>
          <table:table-cell office:value-type="float" office:value="699.84" calcext:value-type="float">
            <text:p>699.84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4.13" calcext:value-type="float">
            <text:p>4.13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69.64" calcext:value-type="float">
            <text:p>-369.64</text:p>
          </table:table-cell>
          <table:table-cell office:value-type="string" calcext:value-type="string">
            <text:p>T-0</text:p>
          </table:table-cell>
          <table:table-cell office:value-type="float" office:value="417.12" calcext:value-type="float">
            <text:p>417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32 kWh</text:p>
          </table:table-cell>
          <table:table-cell office:value-type="float" office:value="727.38" calcext:value-type="float">
            <text:p>727.38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4.26" calcext:value-type="float">
            <text:p>4.2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84.19" calcext:value-type="float">
            <text:p>-384.19</text:p>
          </table:table-cell>
          <table:table-cell office:value-type="string" calcext:value-type="string">
            <text:p>T-0</text:p>
          </table:table-cell>
          <table:table-cell office:value-type="float" office:value="429.9" calcext:value-type="float">
            <text:p>429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3.04" calcext:value-type="float">
            <text:p>3.04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9 kWh</text:p>
          </table:table-cell>
          <table:table-cell office:value-type="float" office:value="777.03" calcext:value-type="float">
            <text:p>777.03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4.49" calcext:value-type="float">
            <text:p>4.49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10.39" calcext:value-type="float">
            <text:p>-410.39</text:p>
          </table:table-cell>
          <table:table-cell office:value-type="string" calcext:value-type="string">
            <text:p>T-0</text:p>
          </table:table-cell>
          <table:table-cell office:value-type="float" office:value="456.28" calcext:value-type="float">
            <text:p>456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38 kWh</text:p>
          </table:table-cell>
          <table:table-cell office:value-type="float" office:value="756.25" calcext:value-type="float">
            <text:p>756.25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4.39" calcext:value-type="float">
            <text:p>4.39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98.96" calcext:value-type="float">
            <text:p>-398.96</text:p>
          </table:table-cell>
          <table:table-cell office:value-type="string" calcext:value-type="string">
            <text:p>T-0</text:p>
          </table:table-cell>
          <table:table-cell office:value-type="float" office:value="443.45" calcext:value-type="float">
            <text:p>443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4.59" calcext:value-type="float">
            <text:p>4.59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37 kWh</text:p>
          </table:table-cell>
          <table:table-cell office:value-type="float" office:value="739.4" calcext:value-type="float">
            <text:p>739.4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4.31" calcext:value-type="float">
            <text:p>4.3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89.8" calcext:value-type="float">
            <text:p>-389.8</text:p>
          </table:table-cell>
          <table:table-cell office:value-type="string" calcext:value-type="string">
            <text:p>T-0</text:p>
          </table:table-cell>
          <table:table-cell office:value-type="float" office:value="439.95" calcext:value-type="float">
            <text:p>439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30 kWh</text:p>
          </table:table-cell>
          <table:table-cell office:value-type="float" office:value="685.43" calcext:value-type="float">
            <text:p>685.43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4.05" calcext:value-type="float">
            <text:p>4.05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61.34" calcext:value-type="float">
            <text:p>-361.34</text:p>
          </table:table-cell>
          <table:table-cell office:value-type="string" calcext:value-type="string">
            <text:p>T-0</text:p>
          </table:table-cell>
          <table:table-cell office:value-type="float" office:value="409.25" calcext:value-type="float">
            <text:p>409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0.65" calcext:value-type="float">
            <text:p>0.65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18 kWh</text:p>
          </table:table-cell>
          <table:table-cell office:value-type="float" office:value="595.8" calcext:value-type="float">
            <text:p>595.8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3.62" calcext:value-type="float">
            <text:p>3.6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14.09" calcext:value-type="float">
            <text:p>-314.09</text:p>
          </table:table-cell>
          <table:table-cell office:value-type="string" calcext:value-type="string">
            <text:p>T-0</text:p>
          </table:table-cell>
          <table:table-cell office:value-type="float" office:value="366.76" calcext:value-type="float">
            <text:p>366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08:26.074000000</meta:creation-date>
    <dc:date>2018-03-26T20:10:30.935000000</dc:date>
    <meta:editing-duration>PT2M5S</meta:editing-duration>
    <meta:editing-cycles>1</meta:editing-cycles>
    <meta:document-statistic meta:table-count="1" meta:cell-count="173" meta:object-count="0"/>
    <meta:generator>LibreOffice/5.3.4.2$Windows_x86 LibreOffice_project/f82d347ccc0be322489bf7da61d7e4ad13fe2ff3</meta:generator>
  </office:meta>
</office:document-meta>
</file>